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23cm" fo:margin-bottom="0.423cm" loext:contextual-spacing="false" style:line-height-at-least="0.635cm"/>
    </style:style>
    <style:style style:name="P2" style:family="paragraph" style:parent-style-name="Standard">
      <loext:graphic-properties draw:fill="solid" draw:fill-color="#eeeeee"/>
      <style:paragraph-properties fo:margin-top="0cm" fo:margin-bottom="0cm" loext:contextual-spacing="false" fo:line-height="100%" fo:text-align="end" style:justify-single-word="false" fo:background-color="#eeeee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 style:family="paragraph" style:parent-style-name="Heading_20_1">
      <loext:graphic-properties draw:fill="solid" draw:fill-color="#ffffff"/>
      <style:paragraph-properties fo:margin-top="0cm" fo:margin-bottom="0cm" loext:contextual-spacing="false" fo:background-color="#ffffff"/>
    </style:style>
    <style:style style:name="P4" style:family="paragraph" style:parent-style-name="Heading_20_1">
      <loext:graphic-properties draw:fill="solid" draw:fill-color="#ffffff"/>
      <style:paragraph-properties fo:margin-top="0cm" fo:margin-bottom="0cm" loext:contextual-spacing="false" fo:background-color="#ffffff"/>
      <style:text-properties fo:color="#222222" style:font-name="Helvetica" fo:font-size="10pt" style:font-size-asian="10pt" style:font-name-complex="Helvetica1" style:font-size-complex="10pt"/>
    </style:style>
    <style:style style:name="P5" style:family="paragraph" style:parent-style-name="Heading_20_1">
      <loext:graphic-properties draw:fill="solid" draw:fill-color="#ffffff"/>
      <style:paragraph-properties fo:margin-top="0cm" fo:margin-bottom="0cm" loext:contextual-spacing="false" fo:background-color="#ffffff"/>
      <style:text-properties fo:color="#222222" style:font-name="Helvetica" fo:font-size="16.5pt" fo:font-weight="normal" style:font-size-asian="16.5pt" style:font-weight-asian="normal" style:font-name-complex="Helvetica1" style:font-size-complex="16.5pt"/>
    </style:style>
    <style:style style:name="P6" style:family="paragraph" style:parent-style-name="No_20_Spacing">
      <style:text-properties style:font-name="Courier New" style:font-name-complex="Courier New1"/>
    </style:style>
    <style:style style:name="P7" style:family="paragraph" style:parent-style-name="No_20_Spacing">
      <style:text-properties style:font-name="Courier New" fo:font-weight="bold" style:font-weight-asian="bold" style:font-name-complex="Courier New1"/>
    </style:style>
    <style:style style:name="P8" style:family="paragraph" style:parent-style-name="No_20_Spacing">
      <style:text-properties style:font-name="Cambria"/>
    </style:style>
    <style:style style:name="P9" style:family="paragraph" style:parent-style-name="No_20_Spacing">
      <style:text-properties style:font-name="Cambria" fo:font-style="italic" style:font-style-asian="italic"/>
    </style:style>
    <style:style style:name="P10" style:family="paragraph" style:parent-style-name="Heading_20_1" style:master-page-name="Standard">
      <loext:graphic-properties draw:fill="solid" draw:fill-color="#ffffff"/>
      <style:paragraph-properties fo:margin-left="5.08cm" fo:margin-right="0cm" fo:margin-top="0cm" fo:margin-bottom="0cm" loext:contextual-spacing="false" fo:text-indent="1.27cm" style:auto-text-indent="false" style:page-number="auto" fo:background-color="#ffffff"/>
      <style:text-properties fo:color="#222222" style:font-name="Cambria" fo:font-size="11pt" style:font-size-asian="11pt" style:font-name-complex="Helvetica1" style:font-size-complex="11pt"/>
    </style:style>
    <style:style style:name="P11" style:family="paragraph" style:parent-style-name="Heading_20_1">
      <style:paragraph-properties fo:margin-top="0.212cm" fo:margin-bottom="0.423cm" loext:contextual-spacing="false" style:line-height-at-least="0.635cm"/>
      <style:text-properties fo:color="#414142" style:font-name="Cambria" fo:font-size="11pt" style:font-size-asian="11pt" style:font-name-complex="Calibri1" style:font-size-complex="11pt" style:font-weight-complex="normal"/>
    </style:style>
    <style:style style:name="P12" style:family="paragraph" style:parent-style-name="Heading_20_1">
      <loext:graphic-properties draw:fill="solid" draw:fill-color="#ffffff"/>
      <style:paragraph-properties fo:margin-top="0cm" fo:margin-bottom="0cm" loext:contextual-spacing="false" fo:background-color="#ffffff"/>
      <style:text-properties fo:color="#222222" style:font-name="Helvetica" fo:font-size="10pt" style:font-size-asian="10pt" style:font-name-complex="Helvetica1" style:font-size-complex="10pt"/>
    </style:style>
    <style:style style:name="P13" style:family="paragraph" style:parent-style-name="No_20_Spacing">
      <style:text-properties style:font-name="Cambria"/>
    </style:style>
    <style:style style:name="P14" style:family="paragraph" style:parent-style-name="No_20_Spacing">
      <style:text-properties style:font-name="Cambria" style:font-name-complex="Courier New1"/>
    </style:style>
    <style:style style:name="P15" style:family="paragraph" style:parent-style-name="No_20_Spacing">
      <style:text-properties style:font-name="Cambria" fo:font-style="italic" style:font-style-asian="italic"/>
    </style:style>
    <style:style style:name="P16" style:family="paragraph" style:parent-style-name="No_20_Spacing">
      <style:text-properties style:font-name="Courier New" style:font-name-complex="Courier New1"/>
    </style:style>
    <style:style style:name="P17" style:family="paragraph" style:parent-style-name="No_20_Spacing">
      <style:text-properties officeooo:rsid="0006fba8" officeooo:paragraph-rsid="0006fba8"/>
    </style:style>
    <style:style style:name="T1" style:family="text">
      <style:text-properties style:font-name="Cambria"/>
    </style:style>
    <style:style style:name="T2" style:family="text">
      <style:text-properties style:font-name="Cambria" fo:background-color="#ffffff" loext:char-shading-value="0"/>
    </style:style>
    <style:style style:name="T3" style:family="text">
      <style:text-properties style:font-name="Cambria" fo:background-color="#ffffff" loext:char-shading-value="0" style:font-weight-complex="bold"/>
    </style:style>
    <style:style style:name="T4" style:family="text">
      <style:text-properties style:font-name="Cambria" fo:font-style="italic" fo:background-color="#ffffff" loext:char-shading-value="0" style:font-style-asian="italic"/>
    </style:style>
    <style:style style:name="T5" style:family="text">
      <style:text-properties style:font-name="Cambria" fo:font-weight="bold" fo:background-color="#ffffff" loext:char-shading-value="0" style:font-weight-asian="bold" style:font-weight-complex="bold"/>
    </style:style>
    <style:style style:name="T6" style:family="text">
      <style:text-properties style:font-name="Cambria" fo:background-color="#ececec" loext:char-shading-value="0" style:font-name-complex="Courier New1"/>
    </style:style>
    <style:style style:name="T7" style:family="text">
      <style:text-properties fo:color="#414142" style:font-name="Cambria" style:font-name-complex="Arial"/>
    </style:style>
    <style:style style:name="T8" style:family="text">
      <style:text-properties fo:color="#414142" style:font-name="Cambria" fo:background-color="#ececec" loext:char-shading-value="0" style:font-name-complex="Courier New1"/>
    </style:style>
    <style:style style:name="T9" style:family="text">
      <style:text-properties fo:color="#414142" style:font-name="Cambria" fo:font-size="11pt" fo:font-weight="normal" style:letter-kerning="false" fo:background-color="#ffffff" loext:char-shading-value="0" style:font-size-asian="11pt" style:font-weight-asian="normal" style:font-name-complex="Arial" style:font-size-complex="11pt" style:font-weight-complex="normal"/>
    </style:style>
    <style:style style:name="T10" style:family="text">
      <style:text-properties fo:color="#414142" style:font-name="Cambria" fo:font-size="11pt" fo:font-weight="normal" style:letter-kerning="false" fo:background-color="#ececec" loext:char-shading-value="0" style:font-size-asian="11pt" style:font-weight-asian="normal" style:font-name-complex="Courier New1" style:font-size-complex="11pt" style:font-weight-complex="normal"/>
    </style:style>
    <style:style style:name="T11" style:family="text">
      <style:text-properties fo:color="#414142" style:font-name="Courier New" fo:font-size="11pt" fo:font-weight="normal" style:letter-kerning="false" fo:background-color="#ececec" loext:char-shading-value="0" style:font-size-asian="11pt" style:font-weight-asian="normal" style:font-name-complex="Courier New1" style:font-size-complex="11pt" style:font-weight-complex="normal"/>
    </style:style>
    <style:style style:name="T12" style:family="text">
      <style:text-properties style:font-name="Courier New" fo:font-size="10pt" fo:background-color="#ececec" loext:char-shading-value="0" style:font-size-asian="10pt" style:font-name-complex="Courier New1" style:font-size-complex="10pt"/>
    </style:style>
    <style:style style:name="T13" style:family="text">
      <style:text-properties style:font-name="Courier New" fo:background-color="#ececec" loext:char-shading-value="0" style:font-name-complex="Courier New1"/>
    </style:style>
    <style:style style:name="T14" style:family="text">
      <style:text-properties style:font-name="Courier New" fo:background-color="#6ac5ac" loext:char-shading-value="0" style:font-name-complex="Courier New1" loext:padding="0cm" loext:border="2.24pt solid #6ac5ac"/>
    </style:style>
    <style:style style:name="T15" style:family="text">
      <style:text-properties style:font-name="Courier New" fo:background-color="#ffffff" loext:char-shading-value="0" style:font-name-complex="Courier New1" loext:padding="0cm" loext:border="2.24pt solid #6ac5ac"/>
    </style:style>
    <style:style style:name="T16" style:family="text">
      <style:text-properties style:font-name="Courier New" fo:background-color="#eeeeee" loext:char-shading-value="0" style:font-name-complex="Courier New1" loext:padding="0cm" loext:border="none"/>
    </style:style>
    <style:style style:name="T17" style:family="text">
      <style:text-properties fo:background-color="#ffffff" loext:char-shading-value="0"/>
    </style:style>
    <style:style style:name="T18" style:family="text">
      <style:text-properties fo:color="#000000" style:font-name="Consolas" fo:font-size="10pt" fo:background-color="#eeeeee" loext:char-shading-value="0" style:font-size-asian="10pt" style:font-name-complex="Consolas1" style:font-size-complex="10pt" loext:padding="0cm" loext:border="none"/>
    </style:style>
    <style:style style:name="T19" style:family="text">
      <style:text-properties fo:color="#800000" style:font-name="Consolas" fo:font-size="10pt" fo:background-color="#eeeeee" loext:char-shading-value="0" style:font-size-asian="10pt" style:font-name-complex="Consolas1" style:font-size-complex="10pt" loext:padding="0cm" loext:border="none"/>
    </style:style>
    <style:style style:name="T20" style:family="text">
      <style:text-properties fo:color="#2b91af" style:font-name="Consolas" fo:font-size="10pt" fo:background-color="#eeeeee" loext:char-shading-value="0" style:font-size-asian="10pt" style:font-name-complex="Consolas1" style:font-size-complex="10pt" loext:padding="0cm" loext:border="none"/>
    </style:style>
    <style:style style:name="T21" style:family="text">
      <style:text-properties fo:color="#00008b" style:font-name="Consolas" fo:font-size="10pt" fo:background-color="#eeeeee" loext:char-shading-value="0" style:font-size-asian="10pt" style:font-name-complex="Consolas1" style:font-size-complex="10pt"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Learn CSS Layout</text:h>
      <text:p text:style-name="P14">No layout:</text:p>
      <text:p text:style-name="P8">Having no layout whatsoever is almost ok if all you want is one big column of content. However, if a user makes the browser window really wide, it gets kind of annoying to read: after each line your eyes have a long distance to travel right-to-left to the next line. Try resizing your browser to see what I mean!</text:p>
      <text:p text:style-name="P1"><text:span text:style-name="T7">Before we fix this problem, let's make sure we're clear on the very important </text:span><text:span text:style-name="T8">display</text:span><text:span text:style-name="T7"> property.</text:span></text:p>
      <text:h text:style-name="P11" text:outline-level="1">The "display" property:</text:h>
      <text:p text:style-name="No_20_Spacing"><text:span text:style-name="T12">Display</text:span><text:span text:style-name="T2"> property CSS's most important property for controlling layout. Every element has a default display value depending on what type of element it is. The default for most elements is usually </text:span><text:span text:style-name="T12">block</text:span><text:span text:style-name="T2"> or </text:span><text:span text:style-name="T12">inline</text:span><text:span text:style-name="T2">. A block element is often called a </text:span><text:span text:style-name="T4">block-level</text:span><text:span text:style-name="T2"> element. An inline element is always just called an inline element.</text:span></text:p>
      <text:p text:style-name="P6"/>
      <text:p text:style-name="P6">block</text:p>
      <text:h text:style-name="P3" text:outline-level="1"><text:span text:style-name="T11">div</text:span><text:span text:style-name="T9"> is the standard block-level element. A block-level element starts on a new line and stretches out to the left and right as far as it can. Other common block-level elements are </text:span><text:span text:style-name="T11">p</text:span><text:span text:style-name="T10"> </text:span><text:span text:style-name="T9">and </text:span><text:span text:style-name="T11">form</text:span><text:span text:style-name="T9">, and new in HTML5 are </text:span><text:span text:style-name="T11">header</text:span><text:span text:style-name="T9">, </text:span><text:span text:style-name="T11">footer</text:span><text:span text:style-name="T9">, </text:span><text:span text:style-name="T11">section</text:span><text:span text:style-name="T9">, and more.</text:span></text:h>
      <text:p text:style-name="P6"/>
      <text:p text:style-name="P6">inline</text:p>
      <text:p text:style-name="No_20_Spacing"><text:span text:style-name="T13">span</text:span><text:span text:style-name="T17"> </text:span><text:span text:style-name="T2">is the standard inline element. An inline element can wrap some text inside a paragraph</text:span><text:span text:style-name="T17"> </text:span><text:span text:style-name="T14">&lt;span&gt;</text:span><text:span text:style-name="T15"> like this </text:span><text:span text:style-name="T14">&lt;/span&gt;</text:span><text:span text:style-name="T17"> </text:span><text:span text:style-name="T2">without disrupting the flow of that paragraph. The</text:span><text:span text:style-name="T5"> </text:span><text:span text:style-name="T3">anchor</text:span><text:span text:style-name="T2"> element (</text:span><text:span text:style-name="T13">a)</text:span><text:span text:style-name="T17"> </text:span><text:span text:style-name="T2">is the most common inline element, since you use them for links.</text:span></text:p>
      <text:p text:style-name="P6"/>
      <text:p text:style-name="P6">none</text:p>
      <text:p text:style-name="No_20_Spacing"><text:span text:style-name="T1">Another common display value is </text:span><text:span text:style-name="T13">none</text:span><text:span text:style-name="T1">. Some specialized elements such as </text:span><text:span text:style-name="T13">script</text:span><text:span text:style-name="T6"> </text:span><text:span text:style-name="T1">use this as their default. It is commonly used with JavaScript to hide and show elements without really deleting and recreating them.</text:span></text:p>
      <text:p text:style-name="No_20_Spacing"><text:span text:style-name="T1">This is different from </text:span><text:span text:style-name="T13">visibility</text:span><text:span text:style-name="T1">. Setting </text:span><text:span text:style-name="T13">display</text:span><text:span text:style-name="T1"> to </text:span><text:span text:style-name="T13">none</text:span><text:span text:style-name="T1"> will render the page as though the element does not exist. </text:span><text:span text:style-name="T13">visibility</text:span><text:span text:style-name="T6">: </text:span><text:span text:style-name="T13">hidden</text:span><text:span text:style-name="T6">;</text:span><text:span text:style-name="T1"> will hide the element, but the element will still take up the space it would if it was fully visible.</text:span></text:p>
      <text:h text:style-name="P4" text:outline-level="1"/>
      <text:h text:style-name="P4" text:outline-level="1">Example:</text:h>
      <text:p text:style-name="P6">&lt;!DOCTYPE html&gt;</text:p>
      <text:p text:style-name="P6">&lt;html&gt;</text:p>
      <text:p text:style-name="P6"><text:s text:c="3"/>&lt;head&gt;</text:p>
      <text:p text:style-name="P6"><text:s text:c="6"/>&lt;style&gt;</text:p>
      <text:p text:style-name="P6"><text:s text:c="9"/><text:tab/>span{</text:p>
      <text:p text:style-name="P6"><text:s text:c="15"/><text:tab/>display: block</text:p>
      <text:p text:style-name="P6"><text:s text:c="9"/><text:tab/>}</text:p>
      <text:p text:style-name="P6"><text:s text:c="9"/><text:tab/>p{</text:p>
      <text:p text:style-name="P6"><text:s text:c="15"/><text:tab/>display: inline</text:p>
      <text:p text:style-name="P6"><text:s text:c="8"/><text:tab/>}</text:p>
      <text:p text:style-name="P6"><text:s text:c="6"/>&lt;/style&gt;</text:p>
      <text:p text:style-name="P6"><text:soft-page-break/><text:s text:c="3"/>&lt;/head&gt;</text:p>
      <text:p text:style-name="P6"/>
      <text:p text:style-name="P7"/>
      <text:p text:style-name="P6"><text:s text:c="3"/>&lt;body&gt;</text:p>
      <text:p text:style-name="P6"><text:s text:c="7"/><text:tab/>&lt;span&gt;This is a paragraph.&lt;/span&gt;</text:p>
      <text:p text:style-name="P6"><text:s text:c="7"/><text:tab/>&lt;span&gt;This is a paragraph.&lt;/span&gt;</text:p>
      <text:p text:style-name="P6"><text:s text:c="7"/><text:tab/>&lt;p&gt;This is a paragraph.&lt;/p&gt;</text:p>
      <text:p text:style-name="P6"><text:s text:c="7"/><text:tab/>&lt;p&gt;This is a paragraph.&lt;/p&gt;</text:p>
      <text:p text:style-name="P6"><text:s text:c="7"/><text:tab/>&lt;p&gt;This is a paragraph.&lt;/p&gt;</text:p>
      <text:p text:style-name="P6"><text:s text:c="3"/>&lt;/body&gt;</text:p>
      <text:p text:style-name="P6">&lt;/html&gt;</text:p>
      <text:h text:style-name="P5" text:outline-level="1"/>
      <text:p text:style-name="P8">Example:</text:p>
      <text:p text:style-name="No_20_Spacing"><text:span text:style-name="T16">display:none</text:span><text:span text:style-name="T1"> means that the tag in question will not appear on the page at all (although you can still interact with it through the DOM). There will be no space allocated for it between the other tags.</text:span></text:p>
      <text:p text:style-name="No_20_Spacing"><text:span text:style-name="T16">visibility:hidden</text:span><text:span text:style-name="T1"> means that unlike </text:span><text:span text:style-name="T16">display:none</text:span><text:span text:style-name="T1">, the tag is not visible, but space is allocated for it on the page. The tag is rendered, it just isn't seen on the page.</text:span></text:p>
      <text:p text:style-name="P8"/>
      <text:p text:style-name="P8">Example code:</text:p>
      <text:p text:style-name="P2"><text:span text:style-name="T18">text | &lt;span style=</text:span><text:span text:style-name="T19">"[style-tag-value]"</text:span><text:span text:style-name="T18">&gt;</text:span><text:span text:style-name="T20">Appropriate</text:span><text:span text:style-name="T18"> style </text:span><text:span text:style-name="T21">in</text:span><text:span text:style-name="T18"> </text:span><text:span text:style-name="T21">this</text:span><text:span text:style-name="T18"> tag&lt;/span&gt; | text</text:span></text:p>
      <text:p text:style-name="No_20_Spacing"><text:span text:style-name="T1">Replacing </text:span><text:span text:style-name="T16">[style-tag-value]</text:span><text:span text:style-name="T1"> with </text:span><text:span text:style-name="T16">display:none</text:span><text:span text:style-name="T1"> results in:</text:span></text:p>
      <text:p text:style-name="P8">text |   | text</text:p>
      <text:p text:style-name="No_20_Spacing"><text:span text:style-name="T1">Replacing </text:span><text:span text:style-name="T16">[style-tag-value]</text:span><text:span text:style-name="T1"> with </text:span><text:span text:style-name="T16">visibility:hidden</text:span><text:span text:style-name="T1"> results in:</text:span></text:p>
      <text:p text:style-name="P8">text |                        | text</text:p>
      <text:p text:style-name="No_20_Spacing"/>
      <text:p text:style-name="P9">Block elements-</text:p>
      <text:p text:style-name="P6">article, asisde, blockquote, body, br, button, canvas, caption, col, colgroup, dd, div, dl, dt, embed, fieldset,figcaption, figure, footer, form, h1-h6, header, hgroup, hr, li, map, object, ol, output, p, pre, section, table, tbody, textarea, tfoot, th, thead, tr, ul, video</text:p>
      <text:p text:style-name="P9"/>
      <text:p text:style-name="P9">Inline elements-</text:p>
      <text:p text:style-name="P6">a, abbr, address, area, audio, bm, cite, code, del, details, dfn, command, datalist, em, font, i, iframe, img, input, ins, kbd, label, legend, link, mark, meter, nav, optgroup, option, q, small, select, source, span, strong, sub, summary, sup, tbody, td, time, var</text:p>
      <text:p text:style-name="No_20_Spacing"/>
      <text:p text:style-name="P17"><text:a xlink:type="simple" xlink:href="https://stackoverflow.com/q/9189810/3317808" text:style-name="Internet_20_link" text:visited-style-name="Visited_20_Internet_20_Link">CSS display: inline vs inline-bloc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IN" style:font-name-asian="Calibri1" style:font-family-asian="Calibri" style:font-family-generic-asian="system" style:font-pitch-asian="variable" style:language-asian="en" style:country-asian="IN"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libri Light" fo:font-family="'Calibri Light'" style:font-family-generic="roman" style:font-pitch="variable" fo:font-size="14pt" fo:font-style="italic" fo:font-weight="bold" style:font-name-asian="Calibri1" style:font-family-asian="Calibri" style:font-family-generic-asian="system" style:font-pitch-asian="variable" style:font-size-asian="14pt" style:font-style-asian="italic" style:font-weight-asian="bold" style:font-size-complex="14pt" style:font-style-complex="italic"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n" fo:country="IN" style:font-name-asian="Calibri1" style:font-family-asian="Calibri" style:font-family-generic-asian="system" style:font-pitch-asian="variable" style:language-asian="en" style:country-asian="IN"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language="en" fo:country="IN" fo:font-weight="bold" style:letter-kerning="true" style:font-name-asian="Calibri1" style:font-family-asian="Calibri" style:font-family-generic-asian="system" style:font-pitch-asian="variable" style:font-size-asian="24pt" style:language-asian="en" style:country-asian="IN"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4pt" fo:language="en" fo:country="IN" fo:font-style="italic" fo:font-weight="bold" style:font-name-asian="Calibri1" style:font-family-asian="Calibri" style:font-family-generic-asian="system" style:font-pitch-asian="variable" style:font-size-asian="14pt" style:language-asian="en" style:country-asian="IN"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ListLabel_20_1" style:display-name="ListLabel 1" style:family="text">
      <style:text-properties fo:color="#000000" style:font-name-asian="Calibri1" style:font-family-asian="Calibri" style:font-family-generic-asian="system" style:font-pitch-asian="variable" style:font-name-complex="Consolas1" style:font-family-complex="Consola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rsonal</meta:initial-creator>
    <meta:editing-cycles>66</meta:editing-cycles>
    <meta:creation-date>2016-09-04T01:17:00</meta:creation-date>
    <dc:date>2017-11-03T12:52:41.331354059</dc:date>
    <meta:editing-duration>PT15M54S</meta:editing-duration>
    <meta:generator>LibreOffice/5.1.6.2$Linux_X86_64 LibreOffice_project/10m0$Build-2</meta:generator>
    <meta:document-statistic meta:table-count="0" meta:image-count="0" meta:object-count="0" meta:page-count="2" meta:paragraph-count="48" meta:word-count="533" meta:character-count="3390" meta:non-whitespace-character-count="274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